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standard">
      <style:graphic-properties draw:fill="solid" draw:fill-color="#cccccc" draw:textarea-vertical-align="middle" draw:shadow="visible" draw:shadow-offset-x="0.1cm" draw:shadow-offset-y="0.1cm" draw:shadow-color="#333333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8cm" fo:min-width="0.2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9cm" fo:min-width="0.1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8cm" fo:min-width="0.4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9cm" fo:min-width="0.3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.4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0.3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cm" fo:min-width="0.279cm"/>
    </style:style>
    <style:style style:name="gr1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cm" fo:min-width="0.3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.6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9cm" fo:min-width="0.3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text-shadow="1pt 1pt" style:font-size-asian="18pt" style:font-size-complex="18pt"/>
    </style:style>
    <style:style style:name="P3" style:family="paragraph">
      <style:text-properties fo:text-shadow="1pt 1pt"/>
    </style:style>
    <style:style style:name="P4" style:family="paragraph">
      <style:text-properties fo:font-size="12pt" fo:text-shadow="1pt 1pt" style:font-size-asian="12pt" style:font-size-complex="12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2pt" fo:text-shadow="1pt 1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0pt" fo:text-shadow="1pt 1pt" style:font-size-asian="10pt" style:font-size-complex="10pt"/>
    </style:style>
    <style:style style:name="T1" style:family="text">
      <style:text-properties fo:font-size="18pt" fo:text-shadow="1pt 1pt" style:font-size-asian="18pt" style:font-size-complex="18pt"/>
    </style:style>
    <style:style style:name="T2" style:family="text">
      <style:text-properties fo:text-shadow="1pt 1pt"/>
    </style:style>
    <style:style style:name="T3" style:family="text">
      <style:text-properties fo:font-size="12pt" fo:text-shadow="1pt 1pt" style:font-size-asian="12pt" style:font-size-complex="12pt"/>
    </style:style>
    <style:style style:name="T4" style:family="text">
      <style:text-properties fo:color="#000000" fo:font-size="12pt" fo:text-shadow="1pt 1pt" style:font-size-asian="12pt" style:font-size-complex="12pt"/>
    </style:style>
    <style:style style:name="T5" style:family="text">
      <style:text-properties fo:font-size="10pt" fo:text-shadow="1pt 1pt" style:font-size-asian="10pt" style:font-size-complex="10pt"/>
    </style:style>
    <style:style style:name="T6" style:family="text">
      <style:text-properties fo:color="#000000" fo:font-size="10pt" fo:text-shadow="1pt 1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5.8cm" svg:height="13.8cm" svg:x="9.3cm" svg:y="3.5cm">
          <text:p/>
        </draw:ellipse>
        <draw:ellipse draw:style-name="gr1" draw:text-style-name="P1" draw:layer="layout" svg:width="5.8cm" svg:height="2.503cm" svg:x="14.797cm" svg:y="15.497cm">
          <text:p/>
        </draw:ellipse>
        <draw:rect draw:style-name="gr2" draw:text-style-name="P2" draw:layer="layout" svg:width="4.2cm" svg:height="1.4cm" svg:x="1.9cm" svg:y="1.9cm">
          <text:p text:style-name="P1"><text:span text:style-name="T1">Github</text:span></text:p>
        </draw:rect>
        <draw:ellipse draw:style-name="gr1" draw:text-style-name="P1" draw:layer="layout" svg:width="5.8cm" svg:height="2.3cm" svg:x="1.2cm" svg:y="3.5cm">
          <text:p/>
        </draw:ellipse>
        <draw:rect draw:style-name="gr2" draw:text-style-name="P2" draw:layer="layout" svg:width="4.2cm" svg:height="1.4cm" svg:x="9.999cm" svg:y="1.899cm">
          <text:p text:style-name="P1"><text:span text:style-name="T1">CI-Server</text:span></text:p>
        </draw:rect>
        <draw:ellipse draw:style-name="gr1" draw:text-style-name="P1" draw:layer="layout" svg:width="5.8cm" svg:height="2.3cm" svg:x="9.298cm" svg:y="17.598cm">
          <text:p/>
        </draw:ellipse>
        <draw:rect draw:style-name="gr2" draw:text-style-name="P2" draw:layer="layout" svg:width="4.2cm" svg:height="1.4cm" svg:x="23.298cm" svg:y="1.899cm">
          <text:p text:style-name="P1"><text:span text:style-name="T1">Entwickler</text:span></text:p>
        </draw:rect>
        <draw:ellipse draw:style-name="gr1" draw:text-style-name="P1" draw:layer="layout" svg:width="5.8cm" svg:height="2.3cm" svg:x="22.297cm" svg:y="17.598cm">
          <text:p/>
        </draw:ellipse>
        <draw:frame draw:style-name="gr3" draw:text-style-name="P3" draw:layer="layout" svg:width="3.313cm" svg:height="0.963cm" svg:x="2.601cm" svg:y="4cm">
          <draw:text-box>
            <text:p><text:span text:style-name="T2">MyProject</text:span></text:p>
          </draw:text-box>
        </draw:frame>
        <draw:frame draw:style-name="gr4" draw:text-style-name="P3" draw:layer="layout" svg:width="1.67cm" svg:height="0.963cm" svg:x="11.302cm" svg:y="3.5cm">
          <draw:text-box>
            <text:p><text:span text:style-name="T2">Test</text:span></text:p>
          </draw:text-box>
        </draw:frame>
        <draw:frame draw:style-name="gr5" draw:text-style-name="P4" xml:id="id11" draw:id="id11" draw:layer="layout" svg:width="2.999cm" svg:height="0.725cm" svg:x="10.703cm" svg:y="9.801cm">
          <draw:text-box>
            <text:p><text:span text:style-name="T3">- </text:span><text:span text:style-name="T4">systemtests</text:span></text:p>
          </draw:text-box>
        </draw:frame>
        <draw:frame draw:style-name="gr6" draw:text-style-name="P3" draw:layer="layout" svg:width="1.628cm" svg:height="0.963cm" svg:x="11.403cm" svg:y="17.6cm">
          <draw:text-box>
            <text:p><text:span text:style-name="T2">Dev</text:span></text:p>
          </draw:text-box>
        </draw:frame>
        <draw:frame draw:style-name="gr7" draw:text-style-name="P4" xml:id="id2" draw:id="id2" draw:layer="layout" svg:width="2.06cm" svg:height="0.725cm" svg:x="11.204cm" svg:y="18.197cm">
          <draw:text-box>
            <text:p><text:span text:style-name="T3">- </text:span><text:span text:style-name="T4">master</text:span></text:p>
          </draw:text-box>
        </draw:frame>
        <draw:frame draw:style-name="gr8" draw:text-style-name="P3" draw:layer="layout" svg:width="1.628cm" svg:height="0.963cm" svg:x="24.104cm" svg:y="17.5cm">
          <draw:text-box>
            <text:p><text:span text:style-name="T2">Dev</text:span></text:p>
          </draw:text-box>
        </draw:frame>
        <draw:frame draw:style-name="gr9" draw:text-style-name="P4" xml:id="id5" draw:id="id5" draw:layer="layout" svg:width="2.06cm" svg:height="0.938cm" svg:x="24.105cm" svg:y="18.101cm">
          <draw:text-box>
            <text:p><text:span text:style-name="T3">- </text:span><text:span text:style-name="T4">master</text:span></text:p>
          </draw:text-box>
        </draw:frame>
        <draw:frame draw:style-name="gr10" draw:text-style-name="P6" xml:id="id12" draw:id="id12" draw:layer="layout" svg:width="3.833cm" svg:height="0.725cm" svg:x="10.703cm" svg:y="7.302cm">
          <draw:text-box>
            <text:p text:style-name="P5"><text:span text:style-name="T3">- </text:span><text:span text:style-name="T4">acceptancetests</text:span></text:p>
          </draw:text-box>
        </draw:frame>
        <draw:connector draw:style-name="gr11" draw:text-style-name="P1" draw:layer="layout" draw:type="curve" svg:x1="16.703cm" svg:y1="16.763cm" svg:x2="11.204cm" svg:y2="18.559cm" draw:start-shape="id1" draw:start-glue-point="3" draw:end-shape="id2" draw:end-glue-point="3" svg:d="m16703 16763c-8998 0-6249 1796-5499 1796">
          <text:p/>
        </draw:connector>
        <draw:frame draw:style-name="gr7" draw:text-style-name="P4" xml:id="id4" draw:id="id4" draw:layer="layout" svg:width="2.06cm" svg:height="0.725cm" svg:x="11.003cm" svg:y="4.603cm">
          <draw:text-box>
            <text:p><text:span text:style-name="T3">- </text:span><text:span text:style-name="T4">master</text:span></text:p>
          </draw:text-box>
        </draw:frame>
        <draw:connector draw:style-name="gr11" draw:text-style-name="P1" draw:layer="layout" draw:type="curve" svg:x1="5.063cm" svg:y1="4.966cm" svg:x2="11.003cm" svg:y2="4.965cm" draw:start-shape="id3" draw:end-shape="id4" draw:end-glue-point="3" svg:d="m5063 4966c4455 0 1485-1 5940-1">
          <text:p/>
        </draw:connector>
        <draw:frame draw:style-name="gr12" draw:text-style-name="P4" xml:id="id3" draw:id="id3" draw:layer="layout" svg:width="2.06cm" svg:height="0.725cm" svg:x="3.003cm" svg:y="4.604cm">
          <draw:text-box>
            <text:p><text:span text:style-name="T3">- </text:span><text:span text:style-name="T4">master</text:span></text:p>
          </draw:text-box>
        </draw:frame>
        <draw:frame draw:style-name="gr13" draw:text-style-name="P3" draw:layer="layout" svg:width="3.177cm" svg:height="0.963cm" svg:x="16.302cm" svg:y="15.699cm">
          <draw:text-box>
            <text:p><text:span text:style-name="T2">buildtests</text:span></text:p>
          </draw:text-box>
        </draw:frame>
        <draw:frame draw:style-name="gr14" draw:text-style-name="P8" draw:layer="layout" svg:width="1.844cm" svg:height="0.64cm" svg:x="16.703cm" svg:y="16.8cm">
          <draw:text-box>
            <text:p text:style-name="P7"><text:span text:style-name="T5">- </text:span><text:span text:style-name="T6">build_n</text:span></text:p>
          </draw:text-box>
        </draw:frame>
        <draw:frame draw:style-name="gr5" draw:text-style-name="P4" xml:id="id9" draw:id="id9" draw:layer="layout" svg:width="3.639cm" svg:height="0.725cm" svg:x="10.604cm" svg:y="12.402cm">
          <draw:text-box>
            <text:p><text:span text:style-name="T3">- integrationtests</text:span></text:p>
          </draw:text-box>
        </draw:frame>
        <draw:frame draw:style-name="gr5" draw:text-style-name="P4" xml:id="id7" draw:id="id7" draw:layer="layout" svg:width="2.344cm" svg:height="0.725cm" svg:x="10.705cm" svg:y="15.003cm">
          <draw:text-box>
            <text:p><text:span text:style-name="T3">- unittests</text:span></text:p>
          </draw:text-box>
        </draw:frame>
        <draw:connector draw:style-name="gr11" draw:text-style-name="P1" draw:layer="layout" draw:type="curve" svg:x1="13.264cm" svg:y1="18.559cm" svg:x2="24.105cm" svg:y2="18.57cm" draw:start-shape="id2" draw:start-glue-point="1" draw:end-shape="id5" draw:end-glue-point="3" svg:d="m13264 18559c8131 0 2711 11 10841 11">
          <text:p/>
        </draw:connector>
        <draw:frame draw:style-name="gr9" draw:text-style-name="P4" draw:layer="layout" svg:width="2.009cm" svg:height="1.418cm" svg:x="24.105cm" svg:y="18.601cm">
          <draw:text-box>
            <text:p><text:span text:style-name="T6">- feature1</text:span></text:p>
            <text:p><text:span text:style-name="T6">- feature2</text:span></text:p>
            <text:p><text:span text:style-name="T6">- bugfix1</text:span></text:p>
          </draw:text-box>
        </draw:frame>
        <draw:ellipse draw:style-name="gr1" draw:text-style-name="P1" draw:layer="layout" svg:width="5.603cm" svg:height="2.302cm" svg:x="15.097cm" svg:y="13.098cm">
          <text:p/>
        </draw:ellipse>
        <draw:frame draw:style-name="gr13" draw:text-style-name="P3" draw:layer="layout" svg:width="2.864cm" svg:height="0.963cm" svg:x="16.602cm" svg:y="13cm">
          <draw:text-box>
            <text:p><text:span text:style-name="T2">unittests</text:span></text:p>
          </draw:text-box>
        </draw:frame>
        <draw:connector draw:style-name="gr11" draw:text-style-name="P1" draw:layer="layout" draw:type="curve" draw:line-skew="0.445cm" svg:x1="16.703cm" svg:y1="14.064cm" svg:x2="10.705cm" svg:y2="15.365cm" draw:start-shape="id6" draw:start-glue-point="3" draw:end-shape="id7" draw:end-glue-point="3" svg:d="m16703 14064c-9079 0-6080 1301-5998 1301">
          <text:p/>
        </draw:connector>
        <draw:frame draw:style-name="gr14" draw:text-style-name="P8" draw:layer="layout" svg:width="2.157cm" svg:height="0.64cm" svg:x="16.703cm" svg:y="17.101cm">
          <draw:text-box>
            <text:p text:style-name="P7"><text:span text:style-name="T5">- </text:span><text:span text:style-name="T6">build_n-1</text:span></text:p>
          </draw:text-box>
        </draw:frame>
        <draw:frame draw:style-name="gr14" draw:text-style-name="P8" draw:layer="layout" svg:width="1.941cm" svg:height="0.64cm" svg:x="16.703cm" svg:y="17.402cm">
          <draw:text-box>
            <text:p text:style-name="P7"><text:span text:style-name="T5">- </text:span><text:span text:style-name="T6">build_...</text:span></text:p>
          </draw:text-box>
        </draw:frame>
        <draw:frame draw:style-name="gr14" draw:text-style-name="P4" xml:id="id1" draw:id="id1" draw:layer="layout" svg:width="2.06cm" svg:height="0.725cm" svg:x="16.703cm" svg:y="16.401cm">
          <draw:text-box>
            <text:p><text:span text:style-name="T3">- </text:span><text:span text:style-name="T4">master</text:span></text:p>
          </draw:text-box>
        </draw:frame>
        <draw:frame draw:style-name="gr14" draw:text-style-name="P4" xml:id="id6" draw:id="id6" draw:layer="layout" svg:width="2.06cm" svg:height="0.725cm" svg:x="16.703cm" svg:y="13.702cm">
          <draw:text-box>
            <text:p><text:span text:style-name="T3">- </text:span><text:span text:style-name="T4">master</text:span></text:p>
          </draw:text-box>
        </draw:frame>
        <draw:ellipse draw:style-name="gr1" draw:text-style-name="P1" draw:layer="layout" svg:width="5.8cm" svg:height="2.403cm" svg:x="15.296cm" svg:y="10.397cm">
          <text:p/>
        </draw:ellipse>
        <draw:frame draw:style-name="gr13" draw:text-style-name="P3" draw:layer="layout" svg:width="4.799cm" svg:height="0.963cm" svg:x="16.001cm" svg:y="10.599cm">
          <draw:text-box>
            <text:p><text:span text:style-name="T2">integrationtests</text:span></text:p>
          </draw:text-box>
        </draw:frame>
        <draw:frame draw:style-name="gr14" draw:text-style-name="P4" xml:id="id8" draw:id="id8" draw:layer="layout" svg:width="2.06cm" svg:height="0.725cm" svg:x="16.902cm" svg:y="11.201cm">
          <draw:text-box>
            <text:p><text:span text:style-name="T3">- </text:span><text:span text:style-name="T4">master</text:span></text:p>
          </draw:text-box>
        </draw:frame>
        <draw:connector draw:style-name="gr11" draw:text-style-name="P1" draw:layer="layout" draw:type="curve" svg:x1="16.902cm" svg:y1="11.563cm" svg:x2="10.604cm" svg:y2="12.764cm" draw:start-shape="id8" draw:start-glue-point="3" draw:end-shape="id9" draw:end-glue-point="3" svg:d="m16902 11563c-10197 0-7048 1201-6298 1201">
          <text:p/>
        </draw:connector>
        <draw:ellipse draw:style-name="gr1" draw:text-style-name="P1" draw:layer="layout" svg:width="4.8cm" svg:height="2.304cm" svg:x="15.5cm" svg:y="7.796cm">
          <text:p/>
        </draw:ellipse>
        <draw:frame draw:style-name="gr13" draw:text-style-name="P3" draw:layer="layout" svg:width="3.846cm" svg:height="0.963cm" svg:x="16cm" svg:y="7.898cm">
          <draw:text-box>
            <text:p><text:span text:style-name="T2">systemtests</text:span></text:p>
          </draw:text-box>
        </draw:frame>
        <draw:frame draw:style-name="gr14" draw:text-style-name="P4" xml:id="id10" draw:id="id10" draw:layer="layout" svg:width="2.06cm" svg:height="0.725cm" svg:x="16.901cm" svg:y="8.5cm">
          <draw:text-box>
            <text:p><text:span text:style-name="T3">- </text:span><text:span text:style-name="T4">master</text:span></text:p>
          </draw:text-box>
        </draw:frame>
        <draw:connector draw:style-name="gr11" draw:text-style-name="P1" draw:layer="layout" draw:type="curve" svg:x1="16.901cm" svg:y1="8.862cm" svg:x2="10.703cm" svg:y2="10.163cm" draw:start-shape="id10" draw:start-glue-point="3" draw:end-shape="id11" draw:end-glue-point="3" svg:d="m16901 8862c-10047 0-6948 1301-6198 1301">
          <text:p/>
        </draw:connector>
        <draw:connector draw:style-name="gr11" draw:text-style-name="P1" draw:layer="layout" draw:type="curve" draw:line-skew="0.483cm" svg:x1="14.536cm" svg:y1="7.664cm" svg:x2="18.961cm" svg:y2="8.862cm" draw:start-shape="id12" draw:start-glue-point="1" draw:end-shape="id10" draw:end-glue-point="1" svg:d="m14536 7664c8112 0 5899 1198 4425 1198">
          <text:p/>
        </draw:connector>
        <draw:ellipse draw:style-name="gr1" draw:text-style-name="P1" draw:layer="layout" svg:width="5.704cm" svg:height="2.405cm" svg:x="14.996cm" svg:y="5.195cm">
          <text:p/>
        </draw:ellipse>
        <draw:frame draw:style-name="gr13" draw:text-style-name="P3" draw:layer="layout" svg:width="5.082cm" svg:height="0.963cm" svg:x="15.301cm" svg:y="5.397cm">
          <draw:text-box>
            <text:p><text:span text:style-name="T2">acceptancetests</text:span></text:p>
          </draw:text-box>
        </draw:frame>
        <draw:frame draw:style-name="gr14" draw:text-style-name="P4" xml:id="id13" draw:id="id13" draw:layer="layout" svg:width="2.06cm" svg:height="0.725cm" svg:x="16.602cm" svg:y="5.999cm">
          <draw:text-box>
            <text:p><text:span text:style-name="T3">- </text:span><text:span text:style-name="T4">master</text:span></text:p>
          </draw:text-box>
        </draw:frame>
        <draw:connector draw:style-name="gr11" draw:text-style-name="P1" draw:layer="layout" draw:type="curve" draw:line-skew="0.989cm" svg:x1="13.063cm" svg:y1="4.965cm" svg:x2="18.662cm" svg:y2="6.361cm" draw:start-shape="id4" draw:start-glue-point="1" draw:end-shape="id13" draw:end-glue-point="1" svg:d="m13063 4965c10632 0 7832 1396 5599 1396">
          <text:p/>
        </draw:connector>
        <draw:connector draw:style-name="gr11" draw:text-style-name="P1" draw:layer="layout" draw:type="curve" draw:line-skew="0.222cm" svg:x1="16.602cm" svg:y1="6.361cm" svg:x2="10.703cm" svg:y2="7.664cm" draw:start-shape="id13" draw:start-glue-point="3" draw:end-shape="id12" draw:end-glue-point="3" svg:d="m16602 6361c-9265 0-6316 1303-5899 1303">
          <text:p/>
        </draw:connector>
        <draw:connector draw:style-name="gr11" draw:text-style-name="P1" draw:layer="layout" draw:type="curve" draw:line-skew="0.987cm" svg:x1="13.702cm" svg:y1="10.163cm" svg:x2="18.962cm" svg:y2="11.563cm" draw:start-shape="id11" draw:start-glue-point="1" draw:end-shape="id8" draw:end-glue-point="1" svg:d="m13702 10163c10120 0 7490 1400 5260 1400">
          <text:p/>
        </draw:connector>
        <draw:connector draw:style-name="gr11" draw:text-style-name="P1" draw:layer="layout" draw:type="curve" draw:line-skew="0.957cm" svg:x1="14.243cm" svg:y1="12.764cm" svg:x2="18.763cm" svg:y2="14.064cm" draw:start-shape="id9" draw:start-glue-point="1" draw:end-shape="id6" draw:end-glue-point="1" svg:d="m14243 12764c8965 0 6705 1300 4520 1300">
          <text:p/>
        </draw:connector>
        <draw:connector draw:style-name="gr11" draw:text-style-name="P1" draw:layer="layout" draw:type="curve" draw:line-skew="0.859cm" svg:x1="13.049cm" svg:y1="15.365cm" svg:x2="18.763cm" svg:y2="16.763cm" draw:start-shape="id7" draw:start-glue-point="1" draw:end-shape="id1" draw:end-glue-point="1" svg:d="m13049 15365c10609 0 7752 1398 5714 1398">
          <text:p/>
        </draw:connector>
        <draw:frame draw:style-name="gr14" draw:text-style-name="P8" draw:layer="layout" svg:width="1.844cm" svg:height="0.64cm" svg:x="16.704cm" svg:y="14.1cm">
          <draw:text-box>
            <text:p text:style-name="P7"><text:span text:style-name="T5">- </text:span><text:span text:style-name="T6">build_n</text:span></text:p>
          </draw:text-box>
        </draw:frame>
        <draw:frame draw:style-name="gr14" draw:text-style-name="P8" draw:layer="layout" svg:width="2.157cm" svg:height="0.64cm" svg:x="16.704cm" svg:y="14.401cm">
          <draw:text-box>
            <text:p text:style-name="P7"><text:span text:style-name="T5">- </text:span><text:span text:style-name="T6">build_n-1</text:span></text:p>
          </draw:text-box>
        </draw:frame>
        <draw:frame draw:style-name="gr14" draw:text-style-name="P8" draw:layer="layout" svg:width="1.941cm" svg:height="0.64cm" svg:x="16.704cm" svg:y="14.702cm">
          <draw:text-box>
            <text:p text:style-name="P7"><text:span text:style-name="T5">- </text:span><text:span text:style-name="T6">build_...</text:span></text:p>
          </draw:text-box>
        </draw:frame>
        <draw:frame draw:style-name="gr14" draw:text-style-name="P8" draw:layer="layout" svg:width="1.844cm" svg:height="0.64cm" svg:x="16.904cm" svg:y="11.6cm">
          <draw:text-box>
            <text:p text:style-name="P7"><text:span text:style-name="T5">- </text:span><text:span text:style-name="T6">build_n</text:span></text:p>
          </draw:text-box>
        </draw:frame>
        <draw:frame draw:style-name="gr14" draw:text-style-name="P8" draw:layer="layout" svg:width="2.157cm" svg:height="0.64cm" svg:x="16.904cm" svg:y="11.901cm">
          <draw:text-box>
            <text:p text:style-name="P7"><text:span text:style-name="T5">- </text:span><text:span text:style-name="T6">build_n-1</text:span></text:p>
          </draw:text-box>
        </draw:frame>
        <draw:frame draw:style-name="gr14" draw:text-style-name="P8" draw:layer="layout" svg:width="1.941cm" svg:height="0.64cm" svg:x="16.904cm" svg:y="12.202cm">
          <draw:text-box>
            <text:p text:style-name="P7"><text:span text:style-name="T5">- </text:span><text:span text:style-name="T6">build_...</text:span></text:p>
          </draw:text-box>
        </draw:frame>
        <draw:frame draw:style-name="gr14" draw:text-style-name="P8" draw:layer="layout" svg:width="1.844cm" svg:height="0.64cm" svg:x="16.905cm" svg:y="8.9cm">
          <draw:text-box>
            <text:p text:style-name="P7"><text:span text:style-name="T5">- </text:span><text:span text:style-name="T6">build_n</text:span></text:p>
          </draw:text-box>
        </draw:frame>
        <draw:frame draw:style-name="gr14" draw:text-style-name="P8" draw:layer="layout" svg:width="2.157cm" svg:height="0.64cm" svg:x="16.905cm" svg:y="9.201cm">
          <draw:text-box>
            <text:p text:style-name="P7"><text:span text:style-name="T5">- </text:span><text:span text:style-name="T6">build_n-1</text:span></text:p>
          </draw:text-box>
        </draw:frame>
        <draw:frame draw:style-name="gr14" draw:text-style-name="P8" draw:layer="layout" svg:width="1.941cm" svg:height="0.64cm" svg:x="16.905cm" svg:y="9.502cm">
          <draw:text-box>
            <text:p text:style-name="P7"><text:span text:style-name="T5">- </text:span><text:span text:style-name="T6">build_...</text:span></text:p>
          </draw:text-box>
        </draw:frame>
        <draw:frame draw:style-name="gr14" draw:text-style-name="P8" draw:layer="layout" svg:width="1.844cm" svg:height="0.64cm" svg:x="16.606cm" svg:y="6.348cm">
          <draw:text-box>
            <text:p text:style-name="P7"><text:span text:style-name="T5">- </text:span><text:span text:style-name="T6">build_n</text:span></text:p>
          </draw:text-box>
        </draw:frame>
        <draw:frame draw:style-name="gr14" draw:text-style-name="P8" draw:layer="layout" svg:width="2.157cm" svg:height="0.64cm" svg:x="16.606cm" svg:y="6.649cm">
          <draw:text-box>
            <text:p text:style-name="P7"><text:span text:style-name="T5">- </text:span><text:span text:style-name="T6">build_n-1</text:span></text:p>
          </draw:text-box>
        </draw:frame>
        <draw:frame draw:style-name="gr14" draw:text-style-name="P8" draw:layer="layout" svg:width="1.941cm" svg:height="0.64cm" svg:x="16.606cm" svg:y="6.95cm">
          <draw:text-box>
            <text:p text:style-name="P7"><text:span text:style-name="T5">- </text:span><text:span text:style-name="T6">build_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7T12:19:59.07</meta:creation-date>
    <dc:date>2013-08-13T11:39:42.91</dc:date>
    <meta:editing-duration>PT8H6M2S</meta:editing-duration>
    <meta:editing-cycles>17</meta:editing-cycles>
    <meta:generator>OpenOffice.org/3.4.1$Win32 OpenOffice.org_project/341m1$Build-9593</meta:generator>
    <meta:document-statistic meta:object-count="62"/>
  </office:meta>
</office:document-meta>
</file>